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 Text" svg:font-family="'Google Sans Text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59de8" officeooo:paragraph-rsid="00159de8"/>
    </style:style>
    <style:style style:name="P2" style:family="paragraph" style:parent-style-name="Text_20_body">
      <style:paragraph-properties fo:text-align="center" style:justify-single-word="false"/>
      <style:text-properties officeooo:rsid="00159de8" officeooo:paragraph-rsid="00159de8"/>
    </style:style>
    <style:style style:name="P3" style:family="paragraph" style:parent-style-name="Text_20_body">
      <style:paragraph-properties fo:text-align="end" style:justify-single-word="false"/>
      <style:text-properties officeooo:rsid="00159de8" officeooo:paragraph-rsid="00159de8"/>
    </style:style>
    <style:style style:name="P4" style:family="paragraph" style:parent-style-name="Text_20_body">
      <style:paragraph-properties fo:margin-top="0cm" fo:margin-bottom="0.15cm" style:contextual-spacing="false" fo:text-align="center" style:justify-single-word="false"/>
      <style:text-properties fo:font-size="12pt" fo:font-weight="normal" officeooo:rsid="00159de8" officeooo:paragraph-rsid="00159de8" style:font-size-asian="12pt" style:font-weight-asian="normal" style:font-size-complex="12pt" style:font-weight-complex="normal"/>
    </style:style>
    <style:style style:name="P5" style:family="paragraph" style:parent-style-name="Heading_20_2">
      <style:paragraph-properties fo:margin-top="0cm" fo:margin-bottom="0.15cm" style:contextual-spacing="false" fo:text-align="center" style:justify-single-word="false"/>
      <style:text-properties fo:font-size="12pt" fo:font-weight="normal" officeooo:rsid="00159de8" officeooo:paragraph-rsid="00159de8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size="14pt" officeooo:rsid="00159de8" officeooo:paragraph-rsid="00159de8" style:font-size-asian="14pt" style:font-size-complex="14pt"/>
    </style:style>
    <style:style style:name="P7" style:family="paragraph" style:parent-style-name="Text_20_body">
      <style:paragraph-properties fo:text-align="end" style:justify-single-word="false"/>
      <style:text-properties fo:font-size="14pt" officeooo:rsid="00159de8" officeooo:paragraph-rsid="00159de8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fo:font-size="14pt" officeooo:rsid="00159de8" officeooo:paragraph-rsid="00159de8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1ddc9d" officeooo:paragraph-rsid="001ddc9d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fo:font-size="14pt" fo:font-weight="bold" officeooo:rsid="00159de8" officeooo:paragraph-rsid="00159de8" style:font-size-asian="14pt" style:font-weight-asian="bold" style:font-size-complex="14pt" style:font-weight-complex="bold"/>
    </style:style>
    <style:style style:name="P11" style:family="paragraph" style:parent-style-name="Heading_20_3">
      <loext:graphic-properties draw:fill="none"/>
      <style:paragraph-properties fo:margin-left="0cm" fo:margin-right="0cm" fo:line-height="150%" fo:text-align="center" style:justify-single-word="false" fo:text-indent="1.3cm" style:auto-text-indent="false" fo:background-color="transparent"/>
      <style:text-properties style:font-name="Liberation Serif" fo:font-size="14pt" style:font-size-asian="14pt" style:font-size-complex="14pt"/>
    </style:style>
    <style:style style:name="P12" style:family="paragraph" style:parent-style-name="Heading_20_4">
      <loext:graphic-properties draw:fill="none"/>
      <style:paragraph-properties fo:margin-left="0cm" fo:margin-right="0cm" fo:margin-top="0.109cm" fo:margin-bottom="0.31cm" style:contextual-spacing="false" fo:line-height="150%" fo:text-indent="1.3cm" style:auto-text-indent="false" fo:background-color="transparent"/>
      <style:text-properties style:font-name="Liberation Serif" fo:font-size="14pt" style:font-size-asian="14pt" style:font-size-complex="14pt"/>
    </style:style>
    <style:style style:name="P13" style:family="paragraph" style:parent-style-name="Heading_20_4">
      <loext:graphic-properties draw:fill="none"/>
      <style:paragraph-properties fo:margin-left="0cm" fo:margin-right="0cm" fo:margin-top="0.21cm" fo:margin-bottom="0.31cm" style:contextual-spacing="false" fo:line-height="150%" fo:text-align="justify" style:justify-single-word="false" fo:text-indent="1.3cm" style:auto-text-indent="false" fo:background-color="transparent"/>
      <style:text-properties style:font-name="Liberation Serif" fo:font-size="14pt" style:font-size-asian="14pt" style:font-size-complex="14pt"/>
    </style:style>
    <style:style style:name="P14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15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style:font-size-asian="14pt" style:font-size-complex="14pt"/>
    </style:style>
    <style:style style:name="P16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officeooo:paragraph-rsid="001970e9" style:font-size-asian="14pt" style:font-size-complex="14pt"/>
    </style:style>
    <style:style style:name="P17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officeooo:paragraph-rsid="001bff68" style:font-size-asian="14pt" style:font-size-complex="14pt"/>
    </style:style>
    <style:style style:name="P18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Liberation Serif" fo:font-size="14pt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erif" fo:font-size="14pt" officeooo:rsid="00159de8" officeooo:paragraph-rsid="00159de8" style:font-size-asian="14pt" style:font-size-complex="14pt"/>
    </style:style>
    <style:style style:name="P20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loext:graphic-properties draw:fill="none"/>
      <style:paragraph-properties fo:margin-left="0cm" fo:margin-right="0cm" fo:margin-top="0.199cm" fo:margin-bottom="0.25cm" style:contextual-spacing="false" fo:line-height="150%" fo:text-align="justify" style:justify-single-word="false" fo:text-indent="1.3cm" style:auto-text-indent="false"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margin-top="0.199cm" fo:margin-bottom="0.25cm" style:contextual-spacing="false" fo:line-height="150%" fo:text-align="justify" style:justify-single-word="false" fo:text-indent="1.3cm" style:auto-text-indent="false" fo:background-color="transparent"/>
      <style:text-properties style:font-name="Liberation Serif" fo:font-size="14pt" fo:font-weight="bold" officeooo:paragraph-rsid="001bff68" style:font-size-asian="14pt" style:font-weight-asian="bold" style:font-size-complex="14pt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fo:font-weight="bold" officeooo:rsid="001970e9" officeooo:paragraph-rsid="001970e9" style:font-size-asian="14pt" style:font-weight-asian="bold" style:font-size-complex="14pt" style:font-weight-complex="bold"/>
    </style:style>
    <style:style style:name="P24" style:family="paragraph" style:parent-style-name="Text_20_body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Liberation Serif" fo:font-size="14pt" fo:font-weight="bold" officeooo:rsid="001970e9" officeooo:paragraph-rsid="001970e9" style:font-size-asian="14pt" style:font-weight-asian="bold" style:font-size-complex="14pt" style:font-weight-complex="bold"/>
    </style:style>
    <style:style style:name="P25" style:family="paragraph" style:parent-style-name="Heading_20_3">
      <loext:graphic-properties draw:fill="none"/>
      <style:paragraph-properties fo:margin-left="0cm" fo:margin-right="0cm" fo:margin-top="0.049cm" fo:margin-bottom="0.61cm" style:contextual-spacing="false" fo:line-height="150%" fo:text-align="justify" style:justify-single-word="false" fo:text-indent="1.3cm" style:auto-text-indent="false" fo:background-color="transparent"/>
      <style:text-properties style:font-name="Liberation Serif" fo:font-size="18pt" style:font-size-asian="18pt" style:font-size-complex="18pt"/>
    </style:style>
    <style:style style:name="P26" style:family="paragraph" style:parent-style-name="Heading_20_3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8pt" officeooo:paragraph-rsid="001a4d78" style:font-size-asian="18pt" style:font-size-complex="18pt"/>
    </style:style>
    <style:style style:name="P27" style:family="paragraph" style:parent-style-name="Heading_20_3">
      <loext:graphic-properties draw:fill="none"/>
      <style:paragraph-properties fo:margin-left="0cm" fo:margin-right="0cm" fo:line-height="150%" fo:text-align="center" style:justify-single-word="false" fo:text-indent="1.3cm" style:auto-text-indent="false" fo:background-color="transparent"/>
      <style:text-properties style:font-name="Liberation Serif" fo:font-size="18pt" style:font-size-asian="18pt" style:font-size-complex="18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651cm" style:contextual-spacing="false" fo:line-height="115%" fo:text-align="justify" style:justify-single-word="false" fo:text-indent="1.3cm" style:auto-text-indent="false" fo:background-color="transparent"/>
      <style:text-properties style:font-name="Liberation Serif" fo:font-size="18pt" officeooo:paragraph-rsid="001970e9" style:font-size-asian="18pt" style:font-size-complex="18pt"/>
    </style:style>
    <style:style style:name="P29" style:family="paragraph" style:parent-style-name="Heading_20_3">
      <style:paragraph-properties fo:margin-top="0.25cm" fo:margin-bottom="0.711cm" style:contextual-spacing="false" fo:text-align="center" style:justify-single-word="false"/>
      <style:text-properties fo:font-size="16pt" officeooo:paragraph-rsid="001970e9" style:font-size-asian="16pt" style:font-size-complex="16pt"/>
    </style:style>
    <style:style style:name="P30" style:family="paragraph" style:parent-style-name="Heading_20_3">
      <style:paragraph-properties fo:margin-top="0.15cm" fo:margin-bottom="0.61cm" style:contextual-spacing="false" fo:text-align="center" style:justify-single-word="false"/>
      <style:text-properties fo:font-size="18pt" style:font-size-asian="18pt" style:font-size-complex="18pt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fo:background-color="transparent"/>
      <style:text-properties officeooo:paragraph-rsid="001a4d78"/>
    </style:style>
    <style:style style:name="P32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1a4d78"/>
    </style:style>
    <style:style style:name="P33" style:family="paragraph" style:parent-style-name="Text_20_body">
      <loext:graphic-properties draw:fill="none"/>
      <style:paragraph-properties fo:margin-left="0cm" fo:margin-right="0cm" fo:margin-top="0.199cm" fo:margin-bottom="0.199cm" style:contextual-spacing="false" fo:line-height="150%" fo:text-align="justify" style:justify-single-word="false" fo:text-indent="1.3cm" style:auto-text-indent="false" fo:background-color="transparent"/>
      <style:text-properties officeooo:paragraph-rsid="001a4d78"/>
    </style:style>
    <style:style style:name="P34" style:family="paragraph" style:parent-style-name="Text_20_body">
      <loext:graphic-properties draw:fill="none"/>
      <style:paragraph-properties fo:margin-left="0cm" fo:margin-right="0cm" fo:margin-top="0.199cm" fo:margin-bottom="0.25cm" style:contextual-spacing="false" fo:line-height="150%" fo:text-align="justify" style:justify-single-word="false" fo:text-indent="1.3cm" style:auto-text-indent="false" fo:background-color="transparent"/>
      <style:text-properties officeooo:paragraph-rsid="001a4d78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fo:background-color="transparent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fo:background-color="transparent"/>
    </style:style>
    <style:style style:name="P37" style:family="paragraph" style:parent-style-name="Text_20_body">
      <loext:graphic-properties draw:fill="none"/>
      <style:paragraph-properties fo:margin-left="0cm" fo:margin-right="0cm" fo:margin-top="0.199cm" fo:margin-bottom="0.199cm" style:contextual-spacing="false" fo:line-height="150%" fo:text-align="justify" style:justify-single-word="false" fo:text-indent="1.3cm" style:auto-text-indent="false" fo:background-color="transparent"/>
    </style:style>
    <style:style style:name="P38" style:family="paragraph" style:parent-style-name="Text_20_body">
      <style:paragraph-properties fo:margin-top="0cm" fo:margin-bottom="0.3cm" style:contextual-spacing="false"/>
    </style:style>
    <style:style style:name="P39" style:family="paragraph" style:parent-style-name="Footer">
      <style:paragraph-properties fo:text-align="center" style:justify-single-word="false"/>
      <style:text-properties officeooo:rsid="001fc98b" officeooo:paragraph-rsid="001fc98b"/>
    </style:style>
    <style:style style:name="P40" style:family="paragraph" style:parent-style-name="Heading_20_3" style:list-style-name="L1">
      <style:paragraph-properties fo:margin-top="0cm" fo:margin-bottom="0.3cm" style:contextual-spacing="false"/>
      <style:text-properties officeooo:paragraph-rsid="001970e9"/>
    </style:style>
    <style:style style:name="P41" style:family="paragraph" style:parent-style-name="Text_20_body" style:list-style-name="L1">
      <style:paragraph-properties fo:margin-top="0cm" fo:margin-bottom="0.3cm" style:contextual-spacing="false"/>
      <style:text-properties officeooo:paragraph-rsid="001acd41"/>
    </style:style>
    <style:style style:name="P42" style:family="paragraph" style:parent-style-name="Text_20_body" style:list-style-name="L1">
      <style:paragraph-properties fo:margin-top="0cm" fo:margin-bottom="0.3cm" style:contextual-spacing="false"/>
      <style:text-properties style:font-name="Liberation Serif" fo:font-size="14pt" officeooo:paragraph-rsid="001970e9" style:font-size-asian="14pt" style:font-size-complex="14pt"/>
    </style:style>
    <style:style style:name="P43" style:family="paragraph" style:parent-style-name="Text_20_body" style:list-style-name="L1">
      <style:paragraph-properties fo:margin-top="0cm" fo:margin-bottom="0.3cm" style:contextual-spacing="false"/>
      <style:text-properties style:font-name="Liberation Serif" fo:font-size="14pt" style:font-size-asian="14pt" style:font-size-complex="14pt"/>
    </style:style>
    <style:style style:name="P44" style:family="paragraph" style:parent-style-name="Text_20_body" style:list-style-name="L2" style:master-page-name="">
      <loext:graphic-properties draw:fill="none"/>
      <style:paragraph-properties fo:margin-left="2cm" fo:margin-right="0cm" fo:margin-top="0cm" fo:margin-bottom="0.15cm" style:contextual-spacing="false" fo:line-height="115%" fo:text-align="justify" style:justify-single-word="false" fo:text-indent="-0.6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45" style:family="paragraph" style:parent-style-name="Text_20_body" style:list-style-name="L2">
      <loext:graphic-properties draw:fill="none"/>
      <style:paragraph-properties fo:margin-left="2cm" fo:margin-right="0cm" fo:margin-top="0cm" fo:margin-bottom="0.15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46" style:family="paragraph" style:parent-style-name="Text_20_body" style:list-style-name="L2">
      <loext:graphic-properties draw:fill="none"/>
      <style:paragraph-properties fo:margin-left="2cm" fo:margin-right="0cm" fo:margin-top="0cm" fo:margin-bottom="0.45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47" style:family="paragraph" style:parent-style-name="Text_20_body" style:list-style-name="L3" style:master-page-name="">
      <loext:graphic-properties draw:fill="none"/>
      <style:paragraph-properties fo:margin-left="2cm" fo:margin-right="0cm" fo:margin-top="0cm" fo:margin-bottom="0.247cm" style:contextual-spacing="false" fo:line-height="115%" fo:text-align="justify" style:justify-single-word="false" fo:text-indent="-0.6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48" style:family="paragraph" style:parent-style-name="Text_20_body" style:list-style-name="L3">
      <loext:graphic-properties draw:fill="none"/>
      <style:paragraph-properties fo:margin-left="2cm" fo:margin-right="0cm" fo:margin-top="0cm" fo:margin-bottom="0.247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49" style:family="paragraph" style:parent-style-name="Text_20_body" style:list-style-name="L3">
      <loext:graphic-properties draw:fill="none"/>
      <style:paragraph-properties fo:margin-left="2cm" fo:margin-right="0cm" fo:margin-top="0cm" fo:margin-bottom="0.45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50" style:family="paragraph" style:parent-style-name="Text_20_body" style:list-style-name="L4" style:master-page-name="">
      <loext:graphic-properties draw:fill="none"/>
      <style:paragraph-properties fo:margin-left="1.9cm" fo:margin-right="0cm" fo:margin-top="0cm" fo:margin-bottom="0.247cm" style:contextual-spacing="false" fo:line-height="115%" fo:text-align="justify" style:justify-single-word="false" fo:text-indent="-0.6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51" style:family="paragraph" style:parent-style-name="Text_20_body" style:list-style-name="L4">
      <loext:graphic-properties draw:fill="none"/>
      <style:paragraph-properties fo:margin-left="1.9cm" fo:margin-right="0cm" fo:margin-top="0cm" fo:margin-bottom="0.247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52" style:family="paragraph" style:parent-style-name="Text_20_body" style:list-style-name="L4">
      <loext:graphic-properties draw:fill="none"/>
      <style:paragraph-properties fo:margin-left="1.9cm" fo:margin-right="0cm" fo:margin-top="0cm" fo:margin-bottom="0.45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53" style:family="paragraph" style:parent-style-name="Text_20_body" style:list-style-name="L5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/>
      <style:text-properties style:font-name="Liberation Serif" fo:font-size="14pt" style:font-size-asian="14pt" style:font-size-complex="14pt"/>
    </style:style>
    <style:style style:name="P54" style:family="paragraph" style:parent-style-name="Text_20_body" style:list-style-name="L5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/>
      <style:text-properties style:font-name="Liberation Serif" fo:font-size="14pt" style:font-size-asian="14pt" style:font-size-complex="14pt"/>
    </style:style>
    <style:style style:name="P55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style:font-size-asian="14pt" style:font-size-complex="14pt"/>
    </style:style>
    <style:style style:name="P56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officeooo:paragraph-rsid="001bff68" style:font-size-asian="14pt" style:font-size-complex="14pt"/>
    </style:style>
    <style:style style:name="P57" style:family="paragraph" style:parent-style-name="Text_20_body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Liberation Serif" fo:font-size="14pt" fo:font-weight="bold" officeooo:rsid="001970e9" officeooo:paragraph-rsid="001970e9" style:font-size-asian="14pt" style:font-weight-asian="bold" style:font-size-complex="14pt" style:font-weight-complex="bold"/>
    </style:style>
    <style:style style:name="P58" style:family="paragraph" style:parent-style-name="Text_20_body" style:list-style-name="L5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/>
    </style:style>
    <style:style style:name="P59" style:family="paragraph" style:parent-style-name="Text_20_body">
      <style:paragraph-properties fo:text-align="start" style:justify-single-word="false"/>
      <style:text-properties fo:font-size="14pt" officeooo:rsid="00159de8" officeooo:paragraph-rsid="00159de8" style:font-size-asian="14pt" style:font-size-complex="14pt"/>
    </style:style>
    <style:style style:name="P60" style:family="paragraph" style:parent-style-name="Text_20_body">
      <style:paragraph-properties fo:text-align="start" style:justify-single-word="false"/>
      <style:text-properties fo:font-size="14pt" officeooo:rsid="00159de8" officeooo:paragraph-rsid="0015dd3b" style:font-size-asian="14pt" style:font-size-complex="14pt"/>
    </style:style>
    <style:style style:name="P61" style:family="paragraph" style:parent-style-name="Text_20_body">
      <style:paragraph-properties fo:text-align="start" style:justify-single-word="false"/>
      <style:text-properties fo:font-size="14pt" officeooo:rsid="0015dd3b" officeooo:paragraph-rsid="0015dd3b" style:font-size-asian="14pt" style:font-size-complex="14pt"/>
    </style:style>
    <style:style style:name="P62" style:family="paragraph" style:parent-style-name="Text_20_body">
      <style:text-properties officeooo:rsid="00159de8" officeooo:paragraph-rsid="00159de8"/>
    </style:style>
    <style:style style:name="T1" style:family="text">
      <style:text-properties fo:font-style="italic"/>
    </style:style>
    <style:style style:name="T2" style:family="text">
      <style:text-properties officeooo:rsid="0015dd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70e9" style:font-weight-asian="bold" style:font-weight-complex="bold"/>
    </style:style>
    <style:style style:name="T5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1a4d78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1acd41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1fc98b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206bda" style:font-size-asian="14pt" style:font-weight-asian="normal" style:font-size-complex="14pt" style:font-weight-complex="normal"/>
    </style:style>
    <style:style style:name="T10" style:family="text">
      <style:text-properties style:font-name="Liberation Serif" fo:font-size="14pt" style:font-size-asian="14pt" style:font-size-complex="14pt"/>
    </style:style>
    <style:style style:name="T11" style:family="text">
      <style:text-properties style:font-name="Liberation Serif" fo:font-size="14pt" officeooo:rsid="001a4d78" style:font-size-asian="14pt" style:font-size-complex="14pt"/>
    </style:style>
    <style:style style:name="T12" style:family="text">
      <style:text-properties officeooo:rsid="001970e9"/>
    </style:style>
    <style:style style:name="T13" style:family="text">
      <style:text-properties officeooo:rsid="001a4d78"/>
    </style:style>
    <style:style style:name="T14" style:family="text">
      <style:text-properties officeooo:rsid="001bff68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officeooo:rsid="001ddc9d"/>
    </style:style>
    <style:style style:name="T17" style:family="text">
      <style:text-properties officeooo:rsid="001fc98b"/>
    </style:style>
    <style:style style:name="T18" style:family="text">
      <style:text-properties officeooo:rsid="00206bd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Федеральное государственное автономное образовательное учреждение</text:h>
      <text:p text:style-name="P4">высшего образования</text:p>
      <text:p text:style-name="P4">«Пермский национальный исследовательский</text:p>
      <text:p text:style-name="P4">политехнический университет»</text:p>
      <text:p text:style-name="P4">(ПНИПУ)</text:p>
      <text:p text:style-name="P2">Электротехнический факультет <text:s/></text:p>
      <text:p text:style-name="P2">Кафедра: Информационные технологии и автоматизированные системы <text:s/></text:p>
      <text:p text:style-name="P2">Специальность: Программная инженерия</text:p>
      <text:p text:style-name="P1"/>
      <text:p text:style-name="P1"/>
      <text:p text:style-name="P1"/>
      <text:p text:style-name="P1"/>
      <text:p text:style-name="P10">ОТЧЕТ</text:p>
      <text:p text:style-name="P8">по учебной практике <text:span text:style-name="T16">на тему:</text:span></text:p>
      <text:p text:style-name="P9">«Разработка РПГ игры на pygame»</text:p>
      <text:p text:style-name="P1"/>
      <text:p text:style-name="P6"/>
      <text:p text:style-name="P6"/>
      <text:p text:style-name="P6"/>
      <text:p text:style-name="P59"><text:tab/><text:tab/><text:tab/><text:tab/><text:tab/><text:tab/><text:tab/><text:tab/><text:tab/>Выполнил студент гр.</text:p>
      <text:p text:style-name="P59"><text:tab/><text:tab/><text:tab/><text:tab/><text:tab/><text:tab/><text:tab/><text:tab/><text:tab/>РИС-2<text:span text:style-name="T2">3</text:span>-1б </text:p>
      <text:p text:style-name="P61"><text:tab/><text:tab/><text:tab/><text:tab/><text:tab/><text:tab/><text:tab/><text:tab/><text:tab/>Гордеев В. А.</text:p>
      <text:p text:style-name="P59"/>
      <text:p text:style-name="P59"><text:s/><text:tab/><text:tab/><text:tab/><text:tab/><text:tab/><text:tab/><text:tab/><text:tab/><text:tab/>Проверил:</text:p>
      <text:p text:style-name="P60"><text:tab/><text:tab/><text:tab/><text:tab/><text:tab/><text:tab/><text:tab/><text:tab/><text:tab/>Доцент кафедры ИТАС </text:p>
      <text:p text:style-name="P60"><text:tab/><text:tab/><text:tab/><text:tab/><text:tab/><text:tab/><text:tab/><text:tab/><text:tab/>Петренко А. А.</text:p>
      <text:p text:style-name="P7"/>
      <text:p text:style-name="P3"/>
      <text:p text:style-name="P1"/>
      <text:p text:style-name="P2">Пермь <text:s/>2023</text:p>
      <text:h text:style-name="P29" text:outline-level="3"><text:soft-page-break/>Содержание</text:h>
      <text:list xml:id="list4236088069" text:style-name="L1">
        <text:list-header>
          <text:p text:style-name="P42">Введение…………………………………………………………………….<text:tab/><text:span text:style-name="T17">3</text:span></text:p>
          <text:p text:style-name="P42"><text:span text:style-name="T12">Раздел 1. </text:span>Обзор библиотеки Pygame и принципов объектно-ориентированного программирования……………………………………<text:tab/><text:span text:style-name="T17">4</text:span></text:p>
          <text:p text:style-name="P42"><text:span text:style-name="T12">1</text:span>.1 Библиотека Pygame: инструмент для разработки игр………………..<text:tab/><text:span text:style-name="T17">4</text:span></text:p>
          <text:p text:style-name="P42"><text:span text:style-name="T12">1</text:span>.2 Парадигмы ООП: структурирование игровой логики……………….<text:tab/><text:span text:style-name="T17">4</text:span></text:p>
          <text:p text:style-name="P42"><text:span text:style-name="T12">1.3 </text:span>Выводы по разделу……………………………………………………..<text:tab/><text:span text:style-name="T17">5</text:span></text:p>
          <text:p text:style-name="P43"><text:span text:style-name="T12">Раздел 2. </text:span>Разработка RPG игры на Pygame……………………………….<text:tab/><text:span text:style-name="T17">6</text:span></text:p>
          <text:p text:style-name="P43">2.1 Игровой движок и основные элементы……………………………….<text:tab/><text:span text:style-name="T17">6</text:span></text:p>
          <text:p text:style-name="P43">2.2 Игрок и управление…………………………………………………….<text:tab/><text:span text:style-name="T17">6</text:span></text:p>
          <text:p text:style-name="P43">2.3 Враги и атака……………………………………………………………<text:tab/><text:span text:style-name="T17">7</text:span></text:p>
          <text:p text:style-name="P43">2.4 Снаряды…………………………………………………………………<text:tab/><text:span text:style-name="T17">7</text:span></text:p>
          <text:p text:style-name="P43">2.5 Сундуки и экипировка…………………………………………………<text:tab/><text:span text:style-name="T17">7</text:span></text:p>
          <text:p text:style-name="P42">2.6 Навыки на снаряжении………………………………………………..<text:tab/><text:span text:style-name="T17">7</text:span></text:p>
          <text:p text:style-name="P42"><text:span text:style-name="T12">2.7 </text:span>Выводы по разделу……………………………………………………..<text:tab/><text:span text:style-name="T17">8</text:span></text:p>
          <text:h text:style-name="P40" text:outline-level="3"><text:span text:style-name="T7">Раздел 3. </text:span><text:span text:style-name="T5">Реализация игровой механики и алгоритмов…………………..</text:span><text:span text:style-name="T8">9</text:span></text:h>
          <text:p text:style-name="P41"><text:span text:style-name="Strong_20_Emphasis"><text:span text:style-name="T6">3.</text:span></text:span><text:span text:style-name="Strong_20_Emphasis"><text:span text:style-name="T5">1 Алгоритм перехода на новый уровень………………………………...</text:span></text:span><text:span text:style-name="Strong_20_Emphasis"><text:span text:style-name="T8">9</text:span></text:span></text:p>
          <text:p text:style-name="P41"><text:span text:style-name="Strong_20_Emphasis"><text:span text:style-name="T6">3.</text:span></text:span><text:span text:style-name="Strong_20_Emphasis"><text:span text:style-name="T5">2 Алгоритм автоматической стрельбы…………………………………..<text:tab/></text:span></text:span><text:span text:style-name="Strong_20_Emphasis"><text:span text:style-name="T8">9</text:span></text:span></text:p>
          <text:p text:style-name="P41"><text:span text:style-name="Strong_20_Emphasis"><text:span text:style-name="T6">3</text:span></text:span><text:span text:style-name="Strong_20_Emphasis"><text:span text:style-name="T5">.3 Алгоритм столкновений………………………………………………..<text:tab/></text:span></text:span><text:span text:style-name="Strong_20_Emphasis"><text:span text:style-name="T9">9</text:span></text:span></text:p>
          <text:p text:style-name="P41"><text:span text:style-name="Source_20_Text"><text:span text:style-name="T7">3</text:span></text:span><text:span text:style-name="Strong_20_Emphasis"><text:span text:style-name="T6">.</text:span></text:span><text:span text:style-name="Strong_20_Emphasis"><text:span text:style-name="T5">4 Алгоритм применения навыков……………………………………….<text:tab/></text:span></text:span><text:span text:style-name="Strong_20_Emphasis"><text:span text:style-name="T9">10</text:span></text:span></text:p>
          <text:p text:style-name="P41"><text:span text:style-name="Strong_20_Emphasis"><text:span text:style-name="T6">3.</text:span></text:span><text:span text:style-name="Strong_20_Emphasis"><text:span text:style-name="T5">5 Алгоритм проверки видимости врагов………………………………..<text:tab/></text:span></text:span><text:span text:style-name="Strong_20_Emphasis"><text:span text:style-name="T9">10</text:span></text:span></text:p>
          <text:p text:style-name="P41"><text:span text:style-name="Source_20_Text"><text:span text:style-name="T6">3</text:span></text:span><text:span text:style-name="Strong_20_Emphasis"><text:span text:style-name="T6">.6 </text:span></text:span><text:span text:style-name="Strong_20_Emphasis"><text:span text:style-name="T5">Вывод </text:span></text:span><text:span text:style-name="Strong_20_Emphasis"><text:span text:style-name="T6">по разделу……………………………………………………….<text:tab/></text:span></text:span><text:span text:style-name="Strong_20_Emphasis"><text:span text:style-name="T9">10</text:span></text:span></text:p>
          <text:p text:style-name="P43">Заключение………………………………………………………………….<text:tab/><text:span text:style-name="T18">11</text:span></text:p>
          <text:p text:style-name="P43">Список использованных источников……………………………………..<text:tab/><text:span text:style-name="T18">12</text:span></text:p>
        </text:list-header>
      </text:list>
      <text:p text:style-name="P38"/>
      <text:h text:style-name="P30" text:outline-level="3"><text:soft-page-break/>Введение</text:h>
      <text:p text:style-name="P14">Настоящая практическая работа посвящена исследованию возможностей библиотеки Pygame для разработки игр, а также практическому применению принципов объектно-ориентированного программирования (ООП) в контексте создания игровой логики. В ходе работы был разработан прототип ролевой игры (RPG) с простейшей графикой, демонстрирующий взаимодействие игровых сущностей и применение алгоритма сортировки слиянием для решения специфической игровой задачи.</text:p>
      <text:p text:style-name="P16">Актуальность выбранной темы обусловлена возрастающей популярностью игровой индустрии и, как следствие, высоким спросом на специалистов, обладающих навыками разработки игр. Изучение библиотеки Pygame, являющейся одним из наиболее доступных и популярных инструментов для создания игр, позволяет получить базовые знания и навыки, необходимые для дальнейшего профессионального развития в этой сфере.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oft-page-break/><text:span text:style-name="T4">Раздел 1. </text:span><text:span text:style-name="T3">Обзор библиотеки Pygame и принципов объектно-ориентированного программирования</text:span></text:p>
      <text:h text:style-name="P12" text:outline-level="4"><text:span text:style-name="T13">1</text:span>.1 Библиотека Pygame: инструмент для разработки игр</text:h>
      <text:p text:style-name="P15">Pygame – это кроссплатформенная библиотека Python, предоставляющая разработчикам богатый набор инструментов для создания 2D игр. Она включает в себя функции для работы с графикой, звуком, вводом, таймерами и другими аспектами игровой разработки. Простота использования и широкие функциональные возможности Pygame делают ее идеальным инструментом для начинающих разработчиков игр, позволяя им сосредоточиться на освоении основных принципов игровой механики и логики.</text:p>
      <text:p text:style-name="P16">Основные элементы игрового движка:</text:p>
      <text:p text:style-name="P16">pygame.display: Управление окном игры, обработка событий.</text:p>
      <text:p text:style-name="P16">pygame.surface: Отрисовка графических элементов, таких как фон, персонажи, снаряды.</text:p>
      <text:p text:style-name="P16">pygame.sprite: Управление группами спрайтов (графических объектов).</text:p>
      <text:p text:style-name="P16">pygame.time: Управление временем, таймеры.</text:p>
      <text:p text:style-name="P16">pygame.font: Отрисовка текста.</text:p>
      <text:h text:style-name="P13" text:outline-level="4"><text:span text:style-name="T13">1</text:span>.2 Парадигмы ООП: структурирование игровой логики</text:h>
      <text:p text:style-name="P15">Объектно-ориентированное программирование (ООП) – это парадигма программирования, основанная на концепции "объектов", которые объединяют в себе данные (атрибуты) и методы (функции) для работы с этими данными. Применение ООП в разработке игр позволяет эффективно структурировать код, разбивая его на логически связанные модули, что упрощает разработку, отладку и поддержку игры. В контексте практической работы принципы ООП были <text:soft-page-break/>использованы для создания классов, описывающих игровые сущности (игрок, враги, снаряды, сундуки, экипировка) и их взаимодействие.</text:p>
      <text:h text:style-name="P13" text:outline-level="4"><text:span text:style-name="T13">1.3 </text:span>Выводы по разделу </text:h>
      <text:p text:style-name="P15">Использование Pygame в сочетании с принципами ООП предоставляет разработчикам мощный и гибкий инструментарий для создания игр. Библиотека Pygame берет на себя рутинные задачи по работе с графикой, звуком и вводом, позволяя разработчикам сосредоточиться на реализации игровой логики. ООП, в свою очередь, помогает структурировать код и упростить его поддержку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25" text:outline-level="3"><text:soft-page-break/><text:span text:style-name="T13">Раздел 2.</text:span> Реализация игровой механики и алгоритмов</text:h>
      <text:p text:style-name="P20">2.<text:span text:style-name="T13">1</text:span> Игрок и управление</text:p>
      <text:p text:style-name="P15">Игрок представлен классом Player, который имеет следующие свойства:</text:p>
      <text:list xml:id="list1253309901" text:style-name="L2">
        <text:list-item>
          <text:p text:style-name="P44">health: Количество здоровья.</text:p>
        </text:list-item>
        <text:list-item>
          <text:p text:style-name="P45">experience: Количество опыта.</text:p>
        </text:list-item>
        <text:list-item>
          <text:p text:style-name="P45">level: Уровень игрока.</text:p>
        </text:list-item>
        <text:list-item>
          <text:p text:style-name="P45">damage: Урон от атаки.</text:p>
        </text:list-item>
        <text:list-item>
          <text:p text:style-name="P45">speed: Скорость движения.</text:p>
        </text:list-item>
        <text:list-item>
          <text:p text:style-name="P45">armor: Защита от урона.</text:p>
        </text:list-item>
        <text:list-item>
          <text:p text:style-name="P45">gold: Количество золота.</text:p>
        </text:list-item>
        <text:list-item>
          <text:p text:style-name="P45">vampirism: Навык "Вампиризм".</text:p>
        </text:list-item>
        <text:list-item>
          <text:p text:style-name="P45">fury: Навык "Ярость".</text:p>
        </text:list-item>
        <text:list-item>
          <text:p text:style-name="P45">regeneration: Навык "Регенерация".</text:p>
        </text:list-item>
        <text:list-item>
          <text:p text:style-name="P45">luck: Навык "Удача".</text:p>
        </text:list-item>
        <text:list-item>
          <text:p text:style-name="P46">equipment: Список предметов экипировки.</text:p>
        </text:list-item>
      </text:list>
      <text:p text:style-name="P15">Игрок может двигаться вверх, вниз, влево и вправо с помощью клавиш со стрелками. Стрелять снарядами можно с помощью пробела. Автоматическая стрельба включается после 5 секунд бездействия и отключается при ручном выстреле.</text:p>
      <text:p text:style-name="P21">2.<text:span text:style-name="T13">2</text:span> Враги и атака</text:p>
      <text:p text:style-name="P15">Враги представлены классом Enemy, который имеет следующие свойства:</text:p>
      <text:list xml:id="list616290280" text:style-name="L3">
        <text:list-item>
          <text:p text:style-name="P47">health: Количество здоровья.</text:p>
        </text:list-item>
        <text:list-item>
          <text:p text:style-name="P48">damage: Урон от атаки.</text:p>
        </text:list-item>
        <text:list-item>
          <text:p text:style-name="P48">attack_cooldown: Время перезарядки между атаками.</text:p>
        </text:list-item>
        <text:list-item>
          <text:p text:style-name="P49">attack_distance: Расстояние, на котором враг начинает атаку.</text:p>
        </text:list-item>
      </text:list>
      <text:p text:style-name="P15">Враги двигаются в сторону игрока и атакуют его снарядами.</text:p>
      <text:p text:style-name="P15"><text:soft-page-break/></text:p>
      <text:p text:style-name="P21">2.<text:span text:style-name="T13">3</text:span> Снаряды</text:p>
      <text:p text:style-name="P15">Снаряды представлены классом Projectile, который имеет следующие свойства:</text:p>
      <text:list xml:id="list1199643248" text:style-name="L4">
        <text:list-item>
          <text:p text:style-name="P50">direction: Направление движения.</text:p>
        </text:list-item>
        <text:list-item>
          <text:p text:style-name="P51">speed: Скорость движения.</text:p>
        </text:list-item>
        <text:list-item>
          <text:p text:style-name="P51">color: Цвет снаряда.</text:p>
        </text:list-item>
        <text:list-item>
          <text:p text:style-name="P52">shape: Форма снаряда (прямоугольник или овал).</text:p>
        </text:list-item>
      </text:list>
      <text:p text:style-name="P15">Снаряды движутся в направлении, указанном при создании, и уничтожаются, если достигают края экрана или сталкиваются с врагами или игроком.</text:p>
      <text:p text:style-name="P21">2.<text:span text:style-name="T13">4</text:span> Сундуки и экипировка</text:p>
      <text:p text:style-name="P15">Сундуки представлены классом Chest, который имеет следующие свойства:</text:p>
      <text:p text:style-name="P15">equipment: Предмет экипировки, который лежит в сундуке.</text:p>
      <text:p text:style-name="P15">При открытии сундука игрок получает предмет экипировки. Окно с экипировкой показывает информацию о предмете, его бонусах и навыках, и предлагает кнопки "Надеть", "Поменять" и "Продать". Окно с экипировкой закрывается при открытии другого сундука или при продаже предмета.</text:p>
      <text:p text:style-name="P21">2.<text:span text:style-name="T13">5</text:span> Навыки на снаряжении</text:p>
      <text:p text:style-name="P17">Каждый предмет экипировки может иметь до 3 навыков. Навыки делятся на два типа: постоянные (присутствуют на всех предметах данного типа) и случайные (выбираются из списка при создании предмета).</text:p>
      <text:p text:style-name="P17"/>
      <text:p text:style-name="P22"><text:soft-page-break/><text:span text:style-name="T14">2</text:span><text:span text:style-name="T13">.6 </text:span>Выводы по разделу </text:p>
      <text:p text:style-name="P15">Реализация игровой механики с использованием ООП позволила создать четкую иерархию игровых сущностей, определить их поведение и взаимодействие. Применение алгоритма сортировки слиянием для визуализации уровня здоровья демонстрирует возможность интеграции алгоритмов в игровую логику для решения специфических задач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h text:style-name="P26" text:outline-level="3"><text:span text:style-name="T13">Раздел 3. </text:span>Реализация игровой механики и алгоритмов</text:h>
      <text:p text:style-name="P36"><text:span text:style-name="Strong_20_Emphasis"><text:span text:style-name="T11">3.</text:span></text:span><text:span text:style-name="Strong_20_Emphasis"><text:span text:style-name="T10">1.Алгоритм перехода на новый уровень:</text:span></text:span></text:p>
      <text:p text:style-name="P31"><text:span text:style-name="Source_20_Text"><text:span text:style-name="T10">При <text:s/>достижении <text:s/>максимального <text:s/>уровня <text:s/>опыта <text:s/>для <text:s/>текущего <text:s/>уровня <text:s/>игрок <text:s/>переходит на <text:s/>новый <text:s/>уровень, <text:s/>и <text:s/>шкала <text:s/>опыта <text:s/>сбрасывается. <text:s/></text:span></text:span></text:p>
      <text:p text:style-name="P35"><text:span text:style-name="Source_20_Text"><text:span text:style-name="T10">При <text:s/>переходе <text:s/>на <text:s/>новый <text:s/>уровень <text:s/>увеличиваются <text:s/>некоторые <text:s/>характеристики <text:s/>игрока <text:s/>(например, <text:s/>урон, <text:s/>скорость, <text:s/>здоровье) <text:s/>и <text:s/>может <text:s/>появиться <text:s/>новый <text:s/>сундук <text:s/>с <text:s/>экипировкой. </text:span></text:span></text:p>
      <text:p text:style-name="P35"><text:span text:style-name="Source_20_Text"><text:span text:style-name="T10">Шкала <text:s/>опыта <text:s/>игрока <text:s/>заполняется <text:s/>по <text:s/>мере <text:s/>получения <text:s/>опыта.</text:span></text:span></text:p>
      <text:p text:style-name="P37"><text:span text:style-name="Strong_20_Emphasis"><text:span text:style-name="T11">3.</text:span></text:span><text:span text:style-name="Strong_20_Emphasis"><text:span text:style-name="T10">2. Алгоритм автоматической стрельбы</text:span></text:span></text:p>
      <text:p text:style-name="P35"><text:span text:style-name="T10"><text:s/></text:span><text:span text:style-name="Source_20_Text"><text:span text:style-name="T10">Если <text:s/>игрок <text:s/>не <text:s/>совершает <text:s/>никаких <text:s/>действий <text:s/>в <text:s/>течение <text:s/>5 <text:s/>секунд, <text:s/>он <text:s/>начинает <text:s/>автоматически <text:s/>стрелять <text:s/>в <text:s/>направлении <text:s/>ближайшего <text:s/>врага.</text:span></text:span></text:p>
      <text:p text:style-name="P35"><text:span text:style-name="Source_20_Text"><text:span text:style-name="T10">Автоматическая <text:s/>стрельба <text:s/>отключается <text:s/>при <text:s/>первом <text:s/>ручном <text:s/>выстреле <text:s/>(нажатие <text:s/>на <text:s/>пробел).</text:span></text:span></text:p>
      <text:p text:style-name="P35"><text:span text:style-name="Source_20_Text"><text:span text:style-name="T10">В <text:s/>игре <text:s/>отображается <text:s/>таймер, <text:s/>который <text:s/>отсчитывает <text:s/>время <text:s/>простоя.</text:span></text:span></text:p>
      <text:p text:style-name="P35"><text:span text:style-name="Source_20_Text"><text:span text:style-name="T10">Когда <text:s/>таймер <text:s/>достигает <text:s/>5 <text:s/>секунд, <text:s/>игрок <text:s/>начинает <text:s/>автоматически <text:s/>стрелять.</text:span></text:span></text:p>
      <text:p text:style-name="P37"><text:span text:style-name="Strong_20_Emphasis"><text:span text:style-name="T11">3</text:span></text:span><text:span text:style-name="Strong_20_Emphasis"><text:span text:style-name="T10">.3. Алгоритм столкновений</text:span></text:span></text:p>
      <text:p text:style-name="P35"><text:span text:style-name="Source_20_Text"><text:span text:style-name="T10">Проверяет <text:s/>столкновения <text:s/>снарядов <text:s/>с <text:s/>врагами <text:s/>и <text:s/>игроком.</text:span></text:span></text:p>
      <text:p text:style-name="P35"><text:span text:style-name="Source_20_Text"><text:span text:style-name="T10">При <text:s/>столкновении <text:s/>снаряда <text:s/>с <text:s/>врагом <text:s/>враг <text:s/>получает <text:s/>урон.</text:span></text:span></text:p>
      <text:p text:style-name="P35"><text:span text:style-name="Source_20_Text"><text:span text:style-name="T10">При <text:s/>столкновении <text:s/>снаряда <text:s/>с <text:s/>игроком <text:s/>игрок <text:s/>получает <text:s/>урон.</text:span></text:span></text:p>
      <text:p text:style-name="P35"><text:span text:style-name="Source_20_Text"><text:span text:style-name="T10">Снаряды <text:s/>и <text:s/>персонажи <text:s/>(враги <text:s/>и <text:s/>игрок) <text:s/>отображаются <text:s/>на <text:s/>экране.</text:span></text:span></text:p>
      <text:p text:style-name="P35"><text:span text:style-name="Source_20_Text"><text:span text:style-name="T10">При <text:s/>столкновении <text:s/>снаряды <text:s/>и <text:s/>персонажи <text:s/>исчезают <text:s/>или <text:s/>меняют <text:s/>свой <text:s/>внешний <text:s/>вид, чтобы <text:s/>визуально <text:s/>отразить <text:s/>столкновение.</text:span></text:span></text:p>
      <text:p text:style-name="P33"><text:soft-page-break/><text:span text:style-name="Strong_20_Emphasis"><text:span text:style-name="T11">3.</text:span></text:span><text:span text:style-name="Strong_20_Emphasis"><text:span text:style-name="T10">4. Алгоритм применения навыков</text:span></text:span></text:p>
      <text:p text:style-name="P31"><text:span text:style-name="Source_20_Text"><text:span text:style-name="T10">Каждый <text:s/>предмет <text:s/>экипировки <text:s/>может <text:s/>иметь <text:s/>до <text:s/>3 <text:s/>навыков.</text:span></text:span></text:p>
      <text:p text:style-name="P35"><text:span text:style-name="Source_20_Text"><text:span text:style-name="T10">Навыки <text:s/>активируются <text:s/>при <text:s/>экипировке <text:s/>предмета <text:s/>и <text:s/>увеличивают <text:s/>определенные <text:s/>характеристики <text:s/>игрока <text:s/>(например, <text:s/>урон, <text:s/>скорость, <text:s/>здоровье).</text:span></text:span></text:p>
      <text:p text:style-name="P35"><text:span text:style-name="Source_20_Text"><text:span text:style-name="T10">В <text:s/>окне <text:s/>с <text:s/>экипировкой <text:s/>отображаются <text:s/>навыки <text:s/>предмета.</text:span></text:span></text:p>
      <text:p text:style-name="P35"><text:span text:style-name="Source_20_Text"><text:span text:style-name="T10">При <text:s/>активации <text:s/>навыка <text:s/>можно <text:s/>отобразить <text:s/>визуальный <text:s/>эффект <text:s/>(например, <text:s/>изменение <text:s/>цвета <text:s/>персонажа <text:s/>или <text:s/>появление <text:s/>спецэффектов).</text:span></text:span></text:p>
      <text:p text:style-name="P37"><text:span text:style-name="Strong_20_Emphasis"><text:span text:style-name="T11">3.</text:span></text:span><text:span text:style-name="Strong_20_Emphasis"><text:span text:style-name="T10">5. Алгоритм проверки видимости врагов</text:span></text:span></text:p>
      <text:p text:style-name="P35"><text:span text:style-name="Source_20_Text"><text:span text:style-name="T10">Определяет, <text:s/>видит <text:s/>ли <text:s/>игрок <text:s/>врагов <text:s/>в <text:s/>своем <text:s/>поле <text:s/>зрения.</text:span></text:span></text:p>
      <text:p text:style-name="P35"><text:span text:style-name="Source_20_Text"><text:span text:style-name="T10">Используется <text:s/>для <text:s/>активации <text:s/>автоматической <text:s/>стрельбы <text:s/>и <text:s/>для <text:s/>определения <text:s/>того, <text:s/>как <text:s/>враги <text:s/>будут <text:s/>двигаться <text:s/>(например, <text:s/>двигаться <text:s/>в <text:s/>сторону <text:s/>игрока, <text:s/>только <text:s/>если <text:s/>они <text:s/>его <text:s/>видят).</text:span></text:span></text:p>
      <text:p text:style-name="P35"><text:span text:style-name="Source_20_Text"><text:span text:style-name="T10">В <text:s/>игре <text:s/>можно <text:s/>отобразить <text:s/>область <text:s/>видимости <text:s/>игрока <text:s/>(например, <text:s/>с помощью <text:s/>круга <text:s/>или <text:s/>квадрата).</text:span></text:span></text:p>
      <text:p text:style-name="P35"><text:span text:style-name="Source_20_Text"><text:span text:style-name="T10">Если <text:s/>враг <text:s/>находится <text:s/>в <text:s/>области <text:s/>видимости, <text:s/>то <text:s/>он <text:s/>может <text:s/>быть <text:s/>выделен <text:s/>на <text:s/>экране.</text:span></text:span></text:p>
      <text:p text:style-name="P34"><text:span text:style-name="Strong_20_Emphasis"><text:span text:style-name="T11">3.6. </text:span></text:span><text:span text:style-name="Strong_20_Emphasis"><text:span text:style-name="T10">Вывод </text:span></text:span><text:span text:style-name="Strong_20_Emphasis"><text:span text:style-name="T11">по разделу</text:span></text:span></text:p>
      <text:p text:style-name="P32"><text:span text:style-name="Strong_20_Emphasis"><text:span text:style-name="T5">Использование алгоритмов, описанных в этом разделе, является ключевым для создания реалистичного и занимательного геймплея в RPG игре. Визуализация этих алгоритмов помогает игрокам лучше понять механику игры и усиливает их взаимодействие с игровым миром.</text:span></text:span></text:p>
      <text:p text:style-name="P32"><text:span text:style-name="Strong_20_Emphasis"><text:span text:style-name="T5"/></text:span></text:p>
      <text:p text:style-name="P32"><text:span text:style-name="Strong_20_Emphasis"><text:span text:style-name="T5"/></text:span></text:p>
      <text:p text:style-name="P32"><text:span text:style-name="Strong_20_Emphasis"><text:span text:style-name="T5"/></text:span></text:p>
      <text:p text:style-name="P32"><text:span text:style-name="Strong_20_Emphasis"><text:span text:style-name="T5"/></text:span></text:p>
      <text:p text:style-name="P32"><text:soft-page-break/><text:span text:style-name="Strong_20_Emphasis"><text:span text:style-name="T5"/></text:span></text:p>
      <text:h text:style-name="P11" text:outline-level="3"><text:s/><text:span text:style-name="T15">Заключение</text:span></text:h>
      <text:p text:style-name="P15">В ходе практической работы были достигнуты поставленные цели: изучены основы работы с библиотекой Pygame, принципы ООП и работа с простейшей графикой. Разработанный прототип RPG игры демонстрирует полученные знания и навыки, а также возможность применения алгоритмов для решения игровых задач. Работа над проектом позволила получить ценный практический опыт в разработке игр, который может быть использован в дальнейшем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</text:p>
      <text:h text:style-name="P27" text:outline-level="3">Список использованных источников</text:h>
      <text:list xml:id="list5907767" text:style-name="L5">
        <text:list-item>
          <text:p text:style-name="P53">Златопольский Д.М. <text:span text:style-name="T1">Pygame. Создание игр на Python</text:span>. – СПб.: БХВ-Петербург, 2021. – 336 с.</text:p>
        </text:list-item>
        <text:list-item>
          <text:p text:style-name="P54">Лутц М. <text:span text:style-name="T1">Изучаем Python</text:span>. – СПб.: Символ-Плюс, 2011. – 1280 с.</text:p>
        </text:list-item>
        <text:list-item>
          <text:p text:style-name="P54">Шпилевой А. <text:span text:style-name="T1">Программирование игр на Python и Pygame</text:span>. – М.: ДМК Пресс, 2017. – 304 с.</text:p>
        </text:list-item>
        <text:list-item>
          <text:p text:style-name="P58"><text:span text:style-name="Strong_20_Emphasis"><text:span text:style-name="T5">Официальный сайт библиотеки Pygame:</text:span></text:span><text:span text:style-name="T5"> </text:span><text:a xlink:type="simple" xlink:href="https://www.pygame.org/" office:target-frame-name="_blank" xlink:show="new" text:style-name="Internet_20_link" text:visited-style-name="Visited_20_Internet_20_Link"><text:span text:style-name="T5">https://www.pygame.org/</text:span></text:a></text:p>
        </text:list-item>
        <text:list-item>
          <text:p text:style-name="P58"><text:span text:style-name="Strong_20_Emphasis"><text:span text:style-name="T5">Python Software Foundation:</text:span></text:span><text:span text:style-name="T5"> </text:span><text:a xlink:type="simple" xlink:href="https://www.python.org/" office:target-frame-name="_blank" xlink:show="new" text:style-name="Internet_20_link" text:visited-style-name="Visited_20_Internet_20_Link"><text:span text:style-name="T5">https://www.python.org/</text:span></text:a></text:p>
        </text:list-item>
        <text:list-item>
          <text:p text:style-name="P58"><text:span text:style-name="Strong_20_Emphasis"><text:span text:style-name="T5">Metanit: учебник по Python:</text:span></text:span><text:span text:style-name="T5"> </text:span><text:a xlink:type="simple" xlink:href="https://metanit.com/python/tutorial/" office:target-frame-name="_blank" xlink:show="new" text:style-name="Internet_20_link" text:visited-style-name="Visited_20_Internet_20_Link"><text:span text:style-name="T5">https://metanit.com/python/tutorial/</text:span></text:a></text:p>
        </text:list-item>
      </text:list>
      <text:p text:style-name="P15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 Text" svg:font-family="'Google Sans Text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c98b" officeooo:paragraph-rsid="001fc9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09:12:42.271816105</meta:creation-date>
    <dc:date>2024-06-25T05:48:52.732099781</dc:date>
    <meta:editing-duration>PT7H44M2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2" meta:paragraph-count="133" meta:word-count="1240" meta:character-count="10066" meta:non-whitespace-character-count="8693"/>
  </office:meta>
</office:document-meta>
</file>